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P89" style:parent-style-name="Standard" style:family="paragraph">
      <style:paragraph-properties fo:margin-top="0.1666in" fo:margin-bottom="0.1666in"/>
    </style:style>
    <style:style style:name="P90" style:parent-style-name="Standard" style:family="paragraph">
      <style:paragraph-properties fo:margin-top="0.1666in" fo:margin-bottom="0.1666in" fo:margin-left="0.25in">
        <style:tab-stops/>
      </style:paragraph-properties>
    </style:style>
    <style:style style:name="T91" style:parent-style-name="DefaultParagraphFont" style:family="text">
      <style:text-properties style:font-name="Calibri" style:font-name-complex="Calibri" fo:font-weight="bold" style:font-weight-asian="bold"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Standard" style:family="paragraph">
      <style:paragraph-properties fo:margin-top="0.1666in" fo:margin-bottom="0.1666in"/>
    </style:style>
    <style:style style:name="T94" style:parent-style-name="DefaultParagraphFont" style:family="text">
      <style:text-properties style:font-name="Calibri" style:font-name-complex="Calibri" fo:font-weight="bold" style:font-weight-asian="bold"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Standard" style:family="paragraph">
      <style:paragraph-properties fo:margin-top="0.1666in" fo:margin-bottom="0.1666in"/>
    </style:style>
    <style:style style:name="P99" style:parent-style-name="Standard" style:family="paragraph">
      <style:paragraph-properties fo:margin-top="0.1666in" fo:margin-bottom="0.1666in" fo:margin-left="0.25in">
        <style:tab-stops/>
      </style:paragraph-properties>
    </style:style>
    <style:style style:name="T100" style:parent-style-name="DefaultParagraphFont" style:family="text">
      <style:text-properties style:font-name="Calibri" style:font-name-complex="Calibri" fo:font-weight="bold" style:font-weight-asian="bold"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Standard" style:family="paragraph">
      <style:paragraph-properties fo:margin-top="0.1666in" fo:margin-bottom="0.1666in"/>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06" style:parent-style-name="Standard" style:family="paragraph">
      <style:paragraph-properties fo:margin-top="0.1666in" fo:margin-bottom="0.1666in" fo:margin-left="0.25in">
        <style:tab-stops/>
      </style:paragraph-properties>
    </style:style>
    <style:style style:name="T107" style:parent-style-name="DefaultParagraphFont" style:family="text">
      <style:text-properties style:font-name="Calibri" style:font-name-complex="Calibri" fo:font-weight="bold" style:font-weight-asian="bold"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T109" style:parent-style-name="DefaultParagraphFont" style:family="text">
      <style:text-properties style:font-name="Calibri" style:font-name-complex="Calibri" fo:font-size="12pt" style:font-size-asian="12pt" style:font-size-complex="12pt"/>
    </style:style>
    <style:style style:name="T110" style:parent-style-name="DefaultParagraphFont" style:family="text">
      <style:text-properties style:font-name="Calibri" style:font-name-complex="Calibri" fo:font-weight="bold" style:font-weight-asian="bold"/>
    </style:style>
    <style:style style:name="T111" style:parent-style-name="DefaultParagraphFont" style:family="text">
      <style:text-properties style:font-name="Calibri" style:font-name-complex="Calibri"/>
    </style:style>
    <style:style style:name="T112" style:parent-style-name="DefaultParagraphFont" style:family="text">
      <style:text-properties style:font-name="Calibri" style:font-name-asian="Arial" style:font-name-complex="Calibri" fo:language="en" style:language-asian="en" style:country-asian="US"/>
    </style:style>
    <style:style style:name="T113" style:parent-style-name="DefaultParagraphFont" style:family="text">
      <style:text-properties style:font-name="Calibri" style:font-name-complex="Calibri"/>
    </style:style>
    <style:style style:name="T114" style:parent-style-name="DefaultParagraphFont" style:family="text">
      <style:text-properties style:font-name="Calibri" style:font-name-asian="Arial" style:font-name-complex="Calibri" fo:language="en" style:language-asian="en" style:country-asian="US"/>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P119" style:parent-style-name="Standard" style:family="paragraph">
      <style:paragraph-properties fo:margin-top="0.1666in" fo:margin-bottom="0.1666in"/>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Verdana" fo:color="#222222" fo:font-size="11.5pt" style:font-size-asian="11.5pt" style:font-size-complex="11.5pt" fo:background-color="#FFFFFF"/>
    </style:style>
    <style:style style:name="T1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P127" style:parent-style-name="Standard" style:family="paragraph">
      <style:paragraph-properties fo:margin-top="0.1666in" fo:margin-bottom="0.1666in" fo:margin-left="0.25in">
        <style:tab-stops/>
      </style:paragraph-properties>
    </style:style>
    <style:style style:name="T128" style:parent-style-name="DefaultParagraphFont" style:family="text">
      <style:text-properties style:font-name="Calibri" style:font-name-complex="Calibri" fo:font-weight="bold" style:font-weight-asian="bold" fo:font-size="12pt" style:font-size-asian="12pt" style:font-size-complex="12pt"/>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Standard" style:family="paragraph">
      <style:paragraph-properties fo:margin-top="0.1666in" fo:margin-bottom="0.1666in"/>
    </style:style>
    <style:style style:name="T132" style:parent-style-name="DefaultParagraphFont" style:family="text">
      <style:text-properties style:font-name="Calibri" style:font-name-complex="Calibri" fo:font-weight="bold" style:font-weight-asian="bold"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Standard" style:family="paragraph">
      <style:paragraph-properties fo:margin-top="0.1666in" fo:margin-bottom="0.1666in"/>
    </style:style>
    <style:style style:name="P136" style:parent-style-name="Standard" style:family="paragraph">
      <style:paragraph-properties fo:margin-top="0.1666in" fo:margin-bottom="0.1666in" fo:margin-left="0.25in">
        <style:tab-stops/>
      </style:paragraph-properties>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4" style:parent-style-name="Standard" style:family="paragraph">
      <style:text-properties style:font-name="Calibri" style:font-name-complex="Calibri" fo:font-weight="bold" style:font-weight-asian="bold" fo:font-size="12pt" style:font-size-asian="12pt" style:font-size-complex="12pt"/>
    </style:style>
    <style:style style:name="P145" style:parent-style-name="Standard" style:family="paragraph">
      <style:paragraph-properties fo:break-before="page" fo:margin-top="0.1666in" fo:margin-bottom="0.1666in"/>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fo:margin-left="0.25in">
        <style:tab-stops/>
      </style:paragraph-properties>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Standard" style:family="paragraph">
      <style:paragraph-properties fo:margin-top="0.1666in" fo:margin-bottom="0.1666in"/>
    </style:style>
    <style:style style:name="T157" style:parent-style-name="DefaultParagraphFont" style:family="text">
      <style:text-properties style:font-name="Calibri" style:font-name-complex="Calibri" fo:font-weight="bold" style:font-weight-asian="bold"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paragraph-properties fo:margin-top="0.1666in" fo:margin-bottom="0.1666in" fo:margin-left="0.25in">
        <style:tab-stops/>
      </style:paragraph-properties>
    </style:style>
    <style:style style:name="T160" style:parent-style-name="DefaultParagraphFont" style:family="text">
      <style:text-properties style:font-name="Calibri" style:font-name-complex="Calibri" fo:font-weight="bold" style:font-weight-asian="bold" fo:font-size="12pt" style:font-size-asian="12pt" style:font-size-complex="12pt"/>
    </style:style>
    <style:style style:name="T161" style:parent-style-name="DefaultParagraphFont" style:family="text">
      <style:text-properties style:font-name="Calibri" style:font-name-complex="Calibri" fo:font-size="12pt" style:font-size-asian="12pt" style:font-size-complex="12pt"/>
    </style:style>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top="0.1666in"/>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style style:name="T166" style:parent-style-name="DefaultParagraphFont" style:family="text">
      <style:text-properties style:font-name="Calibri" style:font-name-complex="Calibri" fo:font-size="12pt" style:font-size-asian="12pt" style:font-size-complex="12pt"/>
    </style:style>
    <style:style style:name="P167" style:parent-style-name="Standard" style:family="paragraph"/>
    <style:style style:name="T168" style:parent-style-name="DefaultParagraphFont" style:family="text">
      <style:text-properties style:font-name="Calibri" style:font-name-complex="Calibri" fo:font-size="12pt" style:font-size-asian="12pt" style:font-size-complex="12pt"/>
    </style:style>
    <style:style style:name="P169" style:parent-style-name="Standard" style:family="paragraph">
      <style:paragraph-properties fo:margin-bottom="0.1666in"/>
    </style:style>
    <style:style style:name="T170" style:parent-style-name="DefaultParagraphFont" style:family="text">
      <style:text-properties style:font-name="Calibri" style:font-name-complex="Calibri" fo:font-size="12pt" style:font-size-asian="12pt" style:font-size-complex="12pt"/>
    </style:style>
    <style:style style:name="P171" style:parent-style-name="Standard" style:family="paragraph">
      <style:paragraph-properties fo:margin-top="0.1666in" fo:margin-bottom="0.1666in"/>
    </style:style>
    <style:style style:name="T172" style:parent-style-name="DefaultParagraphFont" style:family="text">
      <style:text-properties style:font-name="Calibri" style:font-name-complex="Calibri" fo:font-weight="bold" style:font-weight-asian="bold"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8" style:parent-style-name="Standard" style:family="paragraph">
      <style:text-properties style:font-name="Calibri" style:font-name-complex="Calibri" fo:font-weight="bold" style:font-weight-asian="bold" fo:font-size="12pt" style:font-size-asian="12pt" style:font-size-complex="12pt"/>
    </style:style>
    <style:style style:name="P189" style:parent-style-name="Standard" style:family="paragraph">
      <style:paragraph-properties fo:break-before="page" fo:margin-top="0.1666in" fo:margin-bottom="0.1666in"/>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P191" style:parent-style-name="Standard" style:family="paragraph">
      <style:paragraph-properties fo:margin-top="0.1666in" fo:margin-bottom="0.1666in" fo:margin-left="0.25in">
        <style:tab-stops/>
      </style:paragraph-properties>
    </style:style>
    <style:style style:name="T192" style:parent-style-name="DefaultParagraphFont" style:family="text">
      <style:text-properties style:font-name="Calibri" style:font-name-complex="Calibri" fo:font-weight="bold" style:font-weight-asian="bold" fo:font-size="12pt" style:font-size-asian="12pt" style:font-size-complex="12pt"/>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paragraph-properties fo:margin-top="0.1666in" fo:margin-bottom="0.1666in"/>
    </style:style>
    <style:style style:name="T195" style:parent-style-name="DefaultParagraphFont" style:family="text">
      <style:text-properties style:font-name="Calibri" style:font-name-complex="Calibri" fo:font-weight="bold" style:font-weight-asian="bold"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fo:margin-left="0.25in">
        <style:tab-stops/>
      </style:paragraph-properties>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P203" style:parent-style-name="Standard" style:family="paragraph">
      <style:paragraph-properties fo:margin-top="0.1666in" fo:margin-bottom="0.1666in" fo:margin-left="0.25in">
        <style:tab-stops/>
      </style:paragraph-properties>
    </style:style>
    <style:style style:name="T204" style:parent-style-name="DefaultParagraphFont" style:family="text">
      <style:text-properties style:font-name="Calibri" style:font-name-complex="Calibri" fo:font-weight="bold" style:font-weight-asian="bold"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P206" style:parent-style-name="Standard" style:family="paragraph">
      <style:paragraph-properties fo:margin-top="0.1666in" fo:margin-bottom="0.1666in"/>
    </style:style>
    <style:style style:name="T207" style:parent-style-name="DefaultParagraphFont" style:family="text">
      <style:text-properties style:font-name="Calibri" style:font-name-complex="Calibri" fo:font-weight="bold" style:font-weight-asian="bold"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P209" style:parent-style-name="Standard" style:family="paragraph">
      <style:paragraph-properties fo:margin-top="0.1666in" fo:margin-bottom="0.1666in" fo:margin-left="0.25in">
        <style:tab-stops/>
      </style:paragraph-properties>
    </style:style>
    <style:style style:name="T210" style:parent-style-name="DefaultParagraphFont" style:family="text">
      <style:text-properties style:font-name="Calibri" style:font-name-complex="Calibri" fo:font-weight="bold" style:font-weight-asian="bold"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P213" style:parent-style-name="Standard" style:family="paragraph">
      <style:paragraph-properties fo:margin-top="0.1666in" fo:margin-bottom="0.1666in"/>
    </style:style>
    <style:style style:name="T214" style:parent-style-name="DefaultParagraphFont" style:family="text">
      <style:text-properties style:font-name="Calibri" style:font-name-complex="Calibri" fo:font-weight="bold" style:font-weight-asian="bold"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4" style:parent-style-name="Standard" style:family="paragraph">
      <style:text-properties style:font-name="Calibri" style:font-name-complex="Calibri" fo:font-weight="bold" style:font-weight-asian="bold" fo:font-size="12pt" style:font-size-asian="12pt" style:font-size-complex="12pt"/>
    </style:style>
    <style:style style:name="P235" style:parent-style-name="Standard" style:family="paragraph">
      <style:paragraph-properties fo:break-before="page" fo:margin-top="0.1666in" fo:margin-bottom="0.1666in"/>
    </style:style>
    <style:style style:name="T236" style:parent-style-name="DefaultParagraphFont" style:family="text">
      <style:text-properties style:font-name="Calibri" style:font-name-complex="Calibri" fo:font-weight="bold" style:font-weight-asian="bold" fo:font-size="12pt" style:font-size-asian="12pt" style:font-size-complex="12pt"/>
    </style:style>
    <style:style style:name="P237" style:parent-style-name="Standard" style:family="paragraph">
      <style:paragraph-properties fo:margin-top="0.1666in" fo:margin-bottom="0.1666in" fo:margin-left="0.25in">
        <style:tab-stops/>
      </style:paragraph-properties>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P240" style:parent-style-name="Standard" style:family="paragraph">
      <style:paragraph-properties fo:margin-top="0.1666in" fo:margin-bottom="0.1666in"/>
    </style:style>
    <style:style style:name="T241" style:parent-style-name="DefaultParagraphFont" style:family="text">
      <style:text-properties style:font-name="Calibri" style:font-name-complex="Calibri" fo:font-weight="bold" style:font-weight-asian="bold" fo:font-size="12pt" style:font-size-asian="12pt" style:font-size-complex="12pt"/>
    </style:style>
    <style:style style:name="T242" style:parent-style-name="DefaultParagraphFont" style:family="text">
      <style:text-properties style:font-name="Calibri" style:font-name-complex="Calibri" fo:font-size="12pt" style:font-size-asian="12pt" style:font-size-complex="12pt"/>
    </style:style>
    <style:style style:name="P243" style:parent-style-name="Standard" style:family="paragraph">
      <style:paragraph-properties fo:margin-top="0.1666in" fo:margin-bottom="0.1666in" fo:margin-left="0.25in">
        <style:tab-stops/>
      </style:paragraph-properties>
    </style:style>
    <style:style style:name="T244" style:parent-style-name="DefaultParagraphFont" style:family="text">
      <style:text-properties style:font-name="Calibri" style:font-name-complex="Calibri" fo:font-weight="bold" style:font-weight-asian="bold" fo:font-size="12pt" style:font-size-asian="12pt" style:font-size-complex="12pt"/>
    </style:style>
    <style:style style:name="T245" style:parent-style-name="DefaultParagraphFont" style:family="text">
      <style:text-properties style:font-name="Calibri" style:font-name-complex="Calibri" fo:font-size="12pt" style:font-size-asian="12pt" style:font-size-complex="12pt"/>
    </style:style>
    <style:style style:name="P246" style:parent-style-name="Standard" style:family="paragraph">
      <style:paragraph-properties fo:margin-top="0.1666in" fo:margin-bottom="0.1666in"/>
    </style:style>
    <style:style style:name="T247" style:parent-style-name="DefaultParagraphFont" style:family="text">
      <style:text-properties style:font-name="Calibri" style:font-name-complex="Calibri" fo:font-weight="bold" style:font-weight-asian="bold"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fo:margin-left="0.25in">
        <style:tab-stops/>
      </style:paragraph-properties>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fo:margin-left="0.25in">
        <style:tab-stops/>
      </style:paragraph-properties>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T258" style:parent-style-name="DefaultParagraphFont" style:family="text">
      <style:text-properties style:font-name="Calibri" style:font-name-complex="Calibri" fo:font-size="12pt" style:font-size-asian="12pt" style:font-size-complex="12pt"/>
    </style:style>
    <style:style style:name="P259" style:parent-style-name="Standard" style:family="paragraph">
      <style:paragraph-properties fo:margin-top="0.1666in" fo:margin-bottom="0.1666in"/>
    </style:style>
    <style:style style:name="T260" style:parent-style-name="DefaultParagraphFont" style:family="text">
      <style:text-properties style:font-name="Calibri" style:font-name-complex="Calibri" fo:font-weight="bold" style:font-weight-asian="bold" fo:font-size="12pt" style:font-size-asian="12pt" style:font-size-complex="12pt"/>
    </style:style>
    <style:style style:name="T261" style:parent-style-name="DefaultParagraphFont" style:family="text">
      <style:text-properties style:font-name="Calibri" style:font-name-complex="Calibri"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break-before="page"/>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P282" style:parent-style-name="Standard" style:family="paragraph">
      <style:paragraph-properties fo:margin-top="0.1666in" fo:margin-bottom="0.1666in"/>
    </style:style>
    <style:style style:name="T283" style:parent-style-name="DefaultParagraphFont" style:family="text">
      <style:text-properties style:font-name="Calibri" style:font-name-complex="Calibri" fo:font-weight="bold" style:font-weight-asian="bold"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P285" style:parent-style-name="Standard" style:family="paragraph">
      <style:paragraph-properties fo:margin-top="0.1666in" fo:margin-bottom="0.1666in" fo:margin-left="0.25in">
        <style:tab-stops/>
      </style:paragraph-properties>
    </style:style>
    <style:style style:name="T286" style:parent-style-name="DefaultParagraphFont" style:family="text">
      <style:text-properties style:font-name="Calibri" style:font-name-complex="Calibri" fo:font-weight="bold" style:font-weight-asian="bold"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P288" style:parent-style-name="Standard" style:family="paragraph">
      <style:paragraph-properties fo:margin-top="0.1666in" fo:margin-bottom="0.1666in"/>
    </style:style>
    <style:style style:name="T289" style:parent-style-name="DefaultParagraphFont" style:family="text">
      <style:text-properties style:font-name="Calibri" style:font-name-complex="Calibri" fo:font-weight="bold" style:font-weight-asian="bold" fo:font-size="12pt" style:font-size-asian="12pt" style:font-size-complex="12pt"/>
    </style:style>
    <style:style style:name="T290" style:parent-style-name="DefaultParagraphFont" style:family="text">
      <style:text-properties style:font-name="Calibri" style:font-name-complex="Calibri" fo:font-size="12pt" style:font-size-asian="12pt" style:font-size-complex="12pt"/>
    </style:style>
    <style:style style:name="P291" style:parent-style-name="Standard" style:family="paragraph">
      <style:paragraph-properties fo:margin-top="0.1666in" fo:margin-bottom="0.1666in" fo:margin-left="0.25in">
        <style:tab-stops/>
      </style:paragraph-properties>
    </style:style>
    <style:style style:name="T292" style:parent-style-name="DefaultParagraphFont" style:family="text">
      <style:text-properties style:font-name="Calibri" style:font-name-complex="Calibri" fo:font-weight="bold" style:font-weight-asian="bold"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P294" style:parent-style-name="Standard" style:family="paragraph">
      <style:paragraph-properties fo:margin-top="0.1666in" fo:margin-bottom="0.1666in"/>
    </style:style>
    <style:style style:name="T295" style:parent-style-name="DefaultParagraphFont" style:family="text">
      <style:text-properties style:font-name="Calibri" style:font-name-complex="Calibri" fo:font-weight="bold" style:font-weight-asian="bold"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P297" style:parent-style-name="Standard" style:family="paragraph">
      <style:paragraph-properties fo:margin-top="0.1666in" fo:margin-bottom="0.1666in" fo:margin-left="0.25in">
        <style:tab-stops/>
      </style:paragraph-properties>
    </style:style>
    <style:style style:name="T298" style:parent-style-name="DefaultParagraphFont" style:family="text">
      <style:text-properties style:font-name="Calibri" style:font-name-complex="Calibri" fo:font-weight="bold" style:font-weight-asian="bold"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P301" style:parent-style-name="Standard" style:family="paragraph">
      <style:paragraph-properties fo:margin-top="0.1666in" fo:margin-bottom="0.1666in"/>
    </style:style>
    <style:style style:name="T302" style:parent-style-name="DefaultParagraphFont" style:family="text">
      <style:text-properties style:font-name="Calibri" style:font-name-complex="Calibri" fo:font-weight="bold" style:font-weight-asian="bold" fo:font-size="12pt" style:font-size-asian="12pt" style:font-size-complex="12pt"/>
    </style:style>
    <style:style style:name="T303" style:parent-style-name="DefaultParagraphFont" style:family="text">
      <style:text-properties style:font-name="Calibri" style:font-name-complex="Calibri"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style>
    <style:style style:name="T320" style:parent-style-name="DefaultParagraphFont" style:family="text">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fo:margin-left="0.25in">
        <style:tab-stops/>
      </style:paragraph-properties>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T323" style:parent-style-name="DefaultParagraphFont" style:family="text">
      <style:text-properties style:font-name="Calibri" style:font-name-complex="Calibri" fo:font-size="12pt" style:font-size-asian="12pt" style:font-size-complex="12pt"/>
    </style:style>
    <style:style style:name="P324" style:parent-style-name="Standard" style:family="paragraph">
      <style:paragraph-properties fo:margin-top="0.1666in" fo:margin-bottom="0.1666in"/>
    </style:style>
    <style:style style:name="T325" style:parent-style-name="DefaultParagraphFont" style:family="text">
      <style:text-properties style:font-name="Calibri" style:font-name-complex="Calibri" fo:font-weight="bold" style:font-weight-asian="bold" fo:font-size="12pt" style:font-size-asian="12pt" style:font-size-complex="12pt"/>
    </style:style>
    <style:style style:name="T326" style:parent-style-name="DefaultParagraphFont" style:family="text">
      <style:text-properties style:font-name="Calibri" style:font-name-complex="Calibri" fo:font-size="12pt" style:font-size-asian="12pt" style:font-size-complex="12pt"/>
    </style:style>
    <style:style style:name="P327" style:parent-style-name="Standard" style:family="paragraph">
      <style:paragraph-properties fo:margin-top="0.1666in" fo:margin-bottom="0.1666in" fo:margin-left="0.25in">
        <style:tab-stops/>
      </style:paragraph-properties>
    </style:style>
    <style:style style:name="T328" style:parent-style-name="DefaultParagraphFont" style:family="text">
      <style:text-properties style:font-name="Calibri" style:font-name-complex="Calibri" fo:font-weight="bold" style:font-weight-asian="bold"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P330" style:parent-style-name="Standard" style:family="paragraph">
      <style:paragraph-properties fo:margin-top="0.1666in" fo:margin-bottom="0.1666in"/>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fo:margin-left="0.25in">
        <style:tab-stops/>
      </style:paragraph-properties>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P336" style:parent-style-name="Standard" style:family="paragraph">
      <style:paragraph-properties fo:margin-top="0.1666in" fo:margin-bottom="0.1666in"/>
    </style:style>
    <style:style style:name="T337" style:parent-style-name="DefaultParagraphFont" style:family="text">
      <style:text-properties style:font-name="Calibri" style:font-name-complex="Calibri" fo:font-weight="bold" style:font-weight-asian="bold" fo:font-size="12pt" style:font-size-asian="12pt" style:font-size-complex="12pt"/>
    </style:style>
    <style:style style:name="T338" style:parent-style-name="DefaultParagraphFont" style:family="text">
      <style:text-properties style:font-name="Calibri" style:font-name-complex="Calibri" fo:font-size="12pt" style:font-size-asian="12pt" style:font-size-complex="12pt"/>
    </style:style>
    <style:style style:name="P339" style:parent-style-name="Standard" style:family="paragraph">
      <style:paragraph-properties fo:margin-top="0.1666in" fo:margin-bottom="0.1666in" fo:margin-left="0.25in">
        <style:tab-stops/>
      </style:paragraph-properties>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T341" style:parent-style-name="DefaultParagraphFont" style:family="text">
      <style:text-properties style:font-name="Calibri" style:font-name-complex="Calibri"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P343" style:parent-style-name="Standard" style:family="paragraph">
      <style:paragraph-properties fo:margin-top="0.1666in" fo:margin-bottom="0.1666in"/>
    </style:style>
    <style:style style:name="T344" style:parent-style-name="DefaultParagraphFont" style:family="text">
      <style:text-properties style:font-name="Calibri" style:font-name-complex="Calibri" fo:font-weight="bold" style:font-weight-asian="bold" fo:font-size="12pt" style:font-size-asian="12pt" style:font-size-complex="12pt"/>
    </style:style>
    <style:style style:name="T345" style:parent-style-name="DefaultParagraphFont" style:family="text">
      <style:text-properties style:font-name="Calibri" style:font-name-complex="Calibri" fo:font-size="12pt" style:font-size-asian="12pt" style:font-size-complex="12pt"/>
    </style:style>
    <style:style style:name="P34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8" style:parent-style-name="Standard" style:family="paragraph">
      <style:text-properties style:font-name="Calibri" style:font-name-complex="Calibri" fo:font-weight="bold" style:font-weight-asian="bold" fo:font-size="12pt" style:font-size-asian="12pt" style:font-size-complex="12pt"/>
    </style:style>
    <style:style style:name="P349" style:parent-style-name="Standard" style:family="paragraph">
      <style:paragraph-properties fo:break-before="page" fo:margin-top="0.1666in" fo:margin-bottom="0.1666in"/>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fo:margin-left="0.25in">
        <style:tab-stops/>
      </style:paragraph-properties>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P354" style:parent-style-name="Standard" style:family="paragraph">
      <style:paragraph-properties fo:margin-top="0.1666in" fo:margin-bottom="0.1666in"/>
    </style:style>
    <style:style style:name="T355" style:parent-style-name="DefaultParagraphFont" style:family="text">
      <style:text-properties style:font-name="Calibri" style:font-name-complex="Calibri" fo:font-weight="bold" style:font-weight-asian="bold" fo:font-size="12pt" style:font-size-asian="12pt" style:font-size-complex="12pt"/>
    </style:style>
    <style:style style:name="T356" style:parent-style-name="DefaultParagraphFont" style:family="text">
      <style:text-properties style:font-name="Calibri" style:font-name-complex="Calibri" fo:font-size="12pt" style:font-size-asian="12pt" style:font-size-complex="12pt"/>
    </style:style>
    <style:style style:name="P357" style:parent-style-name="Standard" style:family="paragraph">
      <style:paragraph-properties fo:margin-top="0.1666in" fo:margin-bottom="0.1666in" fo:margin-left="0.25in">
        <style:tab-stops/>
      </style:paragraph-properties>
    </style:style>
    <style:style style:name="T358" style:parent-style-name="DefaultParagraphFont" style:family="text">
      <style:text-properties style:font-name="Calibri" style:font-name-complex="Calibri" fo:font-weight="bold" style:font-weight-asian="bold" fo:font-size="12pt" style:font-size-asian="12pt" style:font-size-complex="12pt"/>
    </style:style>
    <style:style style:name="T359" style:parent-style-name="DefaultParagraphFont" style:family="text">
      <style:text-properties style:font-name="Calibri" style:font-name-complex="Calibri"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P361" style:parent-style-name="Standard" style:family="paragraph">
      <style:paragraph-properties fo:margin-top="0.1666in" fo:margin-bottom="0.1666in"/>
    </style:style>
    <style:style style:name="T362" style:parent-style-name="DefaultParagraphFont" style:family="text">
      <style:text-properties style:font-name="Calibri" style:font-name-complex="Calibri" fo:font-weight="bold" style:font-weight-asian="bold"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text:span><text:span text:style-name="T72">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show/4623</text:span><text:span text:style-name="T75">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ns on Pro</text:span><text:span text:style-name="T81">duct</text:span></text:p>
      <text:p text:style-name="P82"><text:span text:style-name="T83">Q1:</text:span><text:span text:style-name="T84"><text:s/>What is the core product of Starbucks?</text:span></text:p>
      <text:p text:style-name="P85"><text:span text:style-name="T86">A1:</text:span><text:span text:style-name="T87"><text:s/></text:span><text:span text:style-name="T88">Starbucks lifestyle, sophisticated trendy community</text:span></text:p>
      <text:p text:style-name="P89"/>
      <text:p text:style-name="P90"><text:span text:style-name="T91">Q2:</text:span><text:span text:style-name="T92"><text:s/>What are the actual and augmented products of Starbucks?</text:span></text:p>
      <text:p text:style-name="P93"><text:span text:style-name="T94">A2:</text:span><text:span text:style-name="T95"><text:s/></text:span><text:span text:style-name="T96"><text:s/></text:span><text:span text:style-name="T97">Actual products include physical good (such as premium coffee &amp; tea, sandwiches, packaged coffee), The Starbucks brand and elegant yet comfortable store layout. Augmented product level offers free wi-fi, Starbucks Duetto visa card and in-store music download</text:span></text:p>
      <text:p text:style-name="P98"/>
      <text:p text:style-name="P99"><text:span text:style-name="T100">Q3:</text:span><text:span text:style-name="T101"><text:s/>What are the various product categories offered by Starbucks?</text:span></text:p>
      <text:p text:style-name="P102"><text:span text:style-name="T103">A3 <text:s/></text:span><text:span text:style-name="T104">Coffee, Tea, Baked goods, Frappuccino, Smoothies, Other foods and beverages, Merchandise (mugs, instant coffee, etc.) <text:s text:c="2"/></text:span></text:p>
      <text:p text:style-name="P105"/>
      <text:p text:style-name="P106"><text:span text:style-name="T107">Q4:</text:span><text:span text:style-name="T108"><text:s/>How has Starbucks adapted</text:span><text:span text:style-name="T109"><text:s/>its product offering to suit the Indian market?</text:span></text:p>
      <text:p text:style-name="Normal"><text:span text:style-name="T110">A4:</text:span><text:span text:style-name="T111"><text:s/></text:span><text:span text:style-name="T112">Starbucks have introduced Tata's branded tea called Teavana and Himalayan water beverages to add to the products. Due to the introduction of these food items in their menu, the revenue from food and beverages is more than 35% in India which is more than 20% higher as compared to the USA.</text:span><text:span text:style-name="T113"><text:s/></text:span><text:span text:style-name="T114">Starbucks also made changes in their menu honoring the local religious and cultural eating preferences in India.</text:span></text:p>
      <text:p text:style-name="Normal"/>
      <text:p text:style-name="P115"><text:span text:style-name="T116">Q</text:span><text:span text:style-name="T117">5:</text:span><text:span text:style-name="T118"><text:s/>How has Starbucks introduced healthy products in its range?</text:span></text:p>
      <text:p text:style-name="P119"><text:span text:style-name="T120">A5:</text:span><text:span text:style-name="T121"><text:s/></text:span><text:span text:style-name="T122"> </text:span><text:span text:style-name="T123">Starbucks Refreshers™</text:span><text:span text:style-name="T124"><text:s/>beverages brand platform is an evolution of the coffee market using a new breakthrough coffee experience using<text:s/></text:span><text:span text:style-name="T125">green coffee extract</text:span><text:span text:style-name="T126">, resulting in thirst-quenching, delicious, low-calorie refreshment with a boost of natural energy from caffeine and fruit juice.</text:span></text:p>
      <text:p text:style-name="Normal"/>
      <text:p text:style-name="P127"><text:span text:style-name="T128">Q</text:span><text:span text:style-name="T129">6:</text:span><text:span text:style-name="T130"><text:s/>Mention an innovation by Starbucks with regard to an existing product.</text:span></text:p>
      <text:p text:style-name="P131"><text:span text:style-name="T132">A6:</text:span><text:span text:style-name="T133"><text:s/></text:span><text:span text:style-name="T134"><text:s/>Teavana® Oprah Chai Tea</text:span></text:p>
      <text:p text:style-name="P135"/>
      <text:soft-page-break/>
      <text:p text:style-name="P136"><text:span text:style-name="T137">Q7:</text:span><text:span text:style-name="T138"><text:s/>What are some partnerships that Starbucks has entered, from the point of view of product?</text:span></text:p>
      <text:p text:style-name="P139"><text:span text:style-name="T140">A7:</text:span><text:span text:style-name="T141"><text:s/></text:span><text:span text:style-name="T142"><text:s/>Starbucks into a 50/50 joint venture with TATA global beverages and currently operates 100 stores across india.</text:span></text:p>
      <text:p text:style-name="P143"/>
      <text:p text:style-name="P144"/>
      <text:soft-page-break/>
      <text:p text:style-name="P145"><text:span text:style-name="T146">Questions on Price</text:span></text:p>
      <text:p text:style-name="P147"><text:span text:style-name="T148">Q1:</text:span><text:span text:style-name="T149"><text:s/>What is the most expensive coffee that Starbucks in CP sells?</text:span></text:p>
      <text:p text:style-name="P150"><text:span text:style-name="T151">A1:</text:span><text:span text:style-name="T152"><text:s/>---------</text:span></text:p>
      <text:p text:style-name="P153"><text:span text:style-name="T154">Q2:</text:span><text:span text:style-name="T155"><text:s text:c="2"/>What is the least expensive coffee that Starbucks in CP sells?</text:span></text:p>
      <text:p text:style-name="P156"><text:span text:style-name="T157">A2:</text:span><text:span text:style-name="T158"><text:s/>------------</text:span></text:p>
      <text:p text:style-name="P159"><text:span text:style-name="T160">Q3:</text:span><text:span text:style-name="T161"><text:s/>Which of the following pricing strategies does Sta</text:span><text:span text:style-name="T162">rbucks follow? Justify your answer.</text:span></text:p>
      <text:list text:style-name="WWNum2">
        <text:list-item>
          <text:p text:style-name="P163"><text:span text:style-name="T164">Economy pricing strategy</text:span></text:p>
        </text:list-item>
        <text:list-item>
          <text:p text:style-name="P165"><text:span text:style-name="T166">Penetration pricing strategy</text:span></text:p>
        </text:list-item>
        <text:list-item>
          <text:p text:style-name="P167"><text:span text:style-name="T168">Skimming pricing strategy</text:span></text:p>
        </text:list-item>
        <text:list-item>
          <text:p text:style-name="P169"><text:span text:style-name="T170">Premium pricing strategy</text:span></text:p>
        </text:list-item>
      </text:list>
      <text:p text:style-name="P171"><text:span text:style-name="T172">A3:</text:span><text:span text:style-name="T173"><text:s/>-------------------------------------------------</text:span></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soft-page-break/>
      <text:p text:style-name="P189"><text:span text:style-name="T190">Questions on Place</text:span></text:p>
      <text:p text:style-name="P191"><text:span text:style-name="T192">Q1:</text:span><text:span text:style-name="T193"><text:s/>How many cities in India have at least one Starbucks store?</text:span></text:p>
      <text:p text:style-name="P194"><text:span text:style-name="T195">A1:</text:span><text:span text:style-name="T196"><text:s/>-----------</text:span></text:p>
      <text:p text:style-name="P197"><text:span text:style-name="T198">Q2:</text:span><text:span text:style-name="T199"><text:s/>What is the total number of Starbucks stores in India?</text:span></text:p>
      <text:p text:style-name="P200"><text:span text:style-name="T201">A2:</text:span><text:span text:style-name="T202"><text:s/>-----------</text:span></text:p>
      <text:p text:style-name="P203"><text:span text:style-name="T204">Q3:</text:span><text:span text:style-name="T205"><text:s/>Which cities in India tend to have a Starbucks store? Why?</text:span></text:p>
      <text:p text:style-name="P206"><text:span text:style-name="T207">A3:</text:span><text:span text:style-name="T208"><text:s/>---------------------</text:span></text:p>
      <text:p text:style-name="P209"><text:span text:style-name="T210">Q4:</text:span><text:span text:style-name="T211"><text:s/>Mention an<text:s/></text:span><text:span text:style-name="T212">innovation by Starbucks with regard to its store strategy.</text:span></text:p>
      <text:p text:style-name="P213"><text:span text:style-name="T214">A4:</text:span><text:span text:style-name="T215"><text:s/>-----------------</text:span></text:p>
      <text:p text:style-name="P216"><text:span text:style-name="T217">Q5:</text:span><text:span text:style-name="T218"><text:s/>What are some partnerships that Starbucks has entered, from the point of view of the place?</text:span></text:p>
      <text:p text:style-name="P219"><text:span text:style-name="T220">A5:</text:span><text:span text:style-name="T221"><text:s/>---------------</text:span></text:p>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soft-page-break/>
      <text:p text:style-name="P235"><text:span text:style-name="T236">Questions on Promotion</text:span></text:p>
      <text:p text:style-name="P237"><text:span text:style-name="T238">Q1:</text:span><text:span text:style-name="T239"><text:s/>What is the primary means of promotion for Starbucks?</text:span></text:p>
      <text:p text:style-name="P240"><text:span text:style-name="T241">A1:</text:span><text:span text:style-name="T242"><text:s/>------------</text:span></text:p>
      <text:p text:style-name="P243"><text:span text:style-name="T244">Q2:</text:span><text:span text:style-name="T245"><text:s/>How does Starbucks go about executing its primary means of promotion?</text:span></text:p>
      <text:p text:style-name="P246"><text:span text:style-name="T247">A2:</text:span><text:span text:style-name="T248"><text:s/>-------------------</text:span></text:p>
      <text:p text:style-name="P249"><text:span text:style-name="T250">Q3:</text:span><text:span text:style-name="T251"><text:s/>What is meant by ‘Third Place’ in the context of the marketing strategy of Starbucks?</text:span></text:p>
      <text:p text:style-name="P252"><text:span text:style-name="T253">A3:</text:span><text:span text:style-name="T254"><text:s/>-------------------------------</text:span></text:p>
      <text:p text:style-name="P255"><text:span text:style-name="T256">Q4:</text:span><text:span text:style-name="T257"><text:s/>What is meant by ‘Fourth Place”</text:span><text:span text:style-name="T258"><text:s/>in the context of the marketing strategy of Starbucks?</text:span></text:p>
      <text:p text:style-name="P259"><text:span text:style-name="T260">A4:</text:span><text:span text:style-name="T261"><text:s/>-----------------------------</text:span></text:p>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soft-page-break/>
      <text:p text:style-name="P277"><text:span text:style-name="T278">Questions on People</text:span></text:p>
      <text:p text:style-name="P279"><text:span text:style-name="T280">Q1:<text:s/></text:span><text:span text:style-name="T281">What are the primary target customer segments for Starbucks?</text:span></text:p>
      <text:p text:style-name="P282"><text:span text:style-name="T283">A1:</text:span><text:span text:style-name="T284"><text:s/>--------------------</text:span></text:p>
      <text:p text:style-name="P285"><text:span text:style-name="T286">Q2:</text:span><text:span text:style-name="T287"><text:s/>What is the connection between the target customer segments for Starbucks and its choice of price and place?</text:span></text:p>
      <text:p text:style-name="P288"><text:span text:style-name="T289">A2:</text:span><text:span text:style-name="T290"><text:s/>-------------------------------</text:span></text:p>
      <text:p text:style-name="P291"><text:span text:style-name="T292">Q3:</text:span><text:span text:style-name="T293"><text:s/>What are Starbucks employees called?</text:span></text:p>
      <text:p text:style-name="P294"><text:span text:style-name="T295">A3:</text:span><text:span text:style-name="T296"><text:s/>-----------------------------</text:span></text:p>
      <text:p text:style-name="P297"><text:span text:style-name="T298">Q4:</text:span><text:span text:style-name="T299"><text:s/>Ment</text:span><text:span text:style-name="T300">ion an innovation by Starbucks with regard to its employee training.</text:span></text:p>
      <text:p text:style-name="P301"><text:span text:style-name="T302">A4:</text:span><text:span text:style-name="T303"><text:s/>--------------------------------------------------------</text:span></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text:span text:style-name="T320">Questions on Physical Evidence</text:span></text:p>
      <text:p text:style-name="P321"><text:span text:style-name="T322">Q1:</text:span><text:span text:style-name="T323"><text:s/>How does the Starbucks store layout contribute to its marketing strategy?</text:span></text:p>
      <text:p text:style-name="P324"><text:span text:style-name="T325">A1:</text:span><text:span text:style-name="T326"><text:s/>-------------------</text:span></text:p>
      <text:p text:style-name="P327"><text:span text:style-name="T328">Q2:</text:span><text:span text:style-name="T329"><text:s/>What is the Starbucks logo?</text:span></text:p>
      <text:p text:style-name="P330"><text:span text:style-name="T331">A2:</text:span><text:span text:style-name="T332"><text:s/>------------------</text:span></text:p>
      <text:p text:style-name="P333"><text:span text:style-name="T334">Q3:</text:span><text:span text:style-name="T335"><text:s/>Has the Starbucks logo evolved over time?</text:span></text:p>
      <text:p text:style-name="P336"><text:span text:style-name="T337">A3:</text:span><text:span text:style-name="T338"><text:s/>------------------------------------</text:span></text:p>
      <text:p text:style-name="P339"><text:span text:style-name="T340">Q4:</text:span><text:span text:style-name="T341"><text:s/>Can the Starbucks app be considered part of physical evidence in the 7 Ps framework?<text:s/></text:span><text:span text:style-name="T342">Justify your answer.</text:span></text:p>
      <text:p text:style-name="P343"><text:span text:style-name="T344">A4:</text:span><text:span text:style-name="T345"><text:s/>---------------------------</text:span></text:p>
      <text:p text:style-name="P346"/>
      <text:p text:style-name="P347"/>
      <text:p text:style-name="P348"/>
      <text:soft-page-break/>
      <text:p text:style-name="P349"><text:span text:style-name="T350">Questions on Process</text:span></text:p>
      <text:p text:style-name="P351"><text:span text:style-name="T352">Q1:</text:span><text:span text:style-name="T353"><text:s/>What is the process improvement philosophy that Starbucks adopted a decade ago to improve its productivity?</text:span></text:p>
      <text:p text:style-name="P354"><text:span text:style-name="T355">A1:</text:span><text:span text:style-name="T356"><text:s/>--------------------------------------------</text:span></text:p>
      <text:p text:style-name="P357"><text:span text:style-name="T358">Q2:</text:span><text:span text:style-name="T359"><text:s/>What are some</text:span><text:span text:style-name="T360"><text:s/>of the key metrics that Starbucks uses to measure in-store productivity?</text:span></text:p>
      <text:p text:style-name="P361"><text:span text:style-name="T362">A2:</text:span><text:span text:style-name="T363"><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vertical-align="auto"/>
      <style:text-properties style:font-name="Times New Roman" style:font-name-asian="Times New Roman" style:font-name-complex="Times New Roman" fo:font-size="12pt" style:font-size-asian="12pt" style:font-size-complex="12pt" fo:language="en" fo:country="IN" style:language-asian="en" style:country-asian="GB" fo:hyphenate="tru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IGEL NORMAN ALMEIDA</dc:creator>
    <meta:creation-date>2021-10-29T21:05:00Z</meta:creation-date>
    <dc:date>2021-10-29T21:06:00Z</dc:date>
    <meta:template xlink:href="Normal.dotm"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17" meta:word-count="1275" meta:character-count="8527" meta:row-count="60" meta:non-whitespace-character-count="7269"/>
  </office:meta>
</office:document-meta>
</file>